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da34"/>
    </style:style>
    <style:style style:name="T1" style:family="text">
      <style:text-properties officeooo:rsid="0013d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span text:style-name="T1">homas </text:span>G<text:span text:style-name="T1">uhr</text:span> proposed the research. J<text:span text:style-name="T1">uan </text:span>C. H<text:span text:style-name="T1">enao-</text:span>L<text:span text:style-name="T1">ondono</text:span> developed the method of analysis. The idea to analyze the bid-ask spread impact was due to J<text:span text:style-name="T1">uan </text:span>C. H<text:span text:style-name="T1">enao-</text:span>L<text:span text:style-name="T1">ondono</text:span>. J<text:span text:style-name="T1">uan </text:span>C. H<text:span text:style-name="T1">enao-</text:span>L<text:span text:style-name="T1">ondono</text:span> carried out the analysis. Both authors contributed equally to analyzing the results and writing</text:p>
      <text:p text:style-name="Standard">the pap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1:53:53.442878296</meta:creation-date>
    <dc:date>2021-10-17T21:55:09.037121317</dc:date>
    <meta:editing-duration>PT1M17S</meta:editing-duration>
    <meta:editing-cycles>1</meta:editing-cycles>
    <meta:document-statistic meta:table-count="0" meta:image-count="0" meta:object-count="0" meta:page-count="1" meta:paragraph-count="2" meta:word-count="46" meta:character-count="298" meta:non-whitespace-character-count="254"/>
    <meta:generator>LibreOffice/6.0.7.3$Linux_X86_64 LibreOffice_project/00m0$Build-3</meta:generator>
  </office:meta>
</office:document-meta>
</file>